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8.98mm"/>
    </style:style>
    <style:style style:name="co16" style:family="table-column">
      <style:table-column-properties fo:break-before="auto" style:column-width="8.71mm"/>
    </style:style>
    <style:style style:name="co17" style:family="table-column">
      <style:table-column-properties fo:break-before="auto" style:column-width="12.24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7.88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Lohit Devanagari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6" table:number-columns-repeated="3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5" table:default-cell-style-name="ce1"/>
        <table:table-column table:style-name="co13" table:number-columns-repeated="7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5" table:default-cell-style-name="ce2"/>
        <table:table-column table:style-name="co15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4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6" table:default-cell-style-name="ce3"/>
        <table:table-column table:style-name="co21" table:default-cell-style-name="ce1"/>
        <table:table-column table:style-name="co22" table:default-cell-style-name="ce3"/>
        <table:table-row table:style-name="ro1">
          <table:table-cell table:style-name="Default" office:value-type="string" calcext:value-type="string">
            <text:p>Roll No.</text:p>
          </table:table-cell>
          <table:table-cell office:value-type="string" calcext:value-type="string">
            <text:p>Div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ENU1</text:p>
          </table:table-cell>
          <table:table-cell office:value-type="string" calcext:value-type="string">
            <text:p>ENT1</text:p>
          </table:table-cell>
          <table:table-cell office:value-type="string" calcext:value-type="string">
            <text:p>ENU2</text:p>
          </table:table-cell>
          <table:table-cell office:value-type="string" calcext:value-type="string">
            <text:p>ENFE</text:p>
          </table:table-cell>
          <table:table-cell office:value-type="string" calcext:value-type="string">
            <text:p>ENOP</text:p>
          </table:table-cell>
          <table:table-cell office:value-type="string" calcext:value-type="string">
            <text:p>ENT2</text:p>
          </table:table-cell>
          <table:table-cell office:value-type="string" calcext:value-type="string">
            <text:p>HIU1</text:p>
          </table:table-cell>
          <table:table-cell office:value-type="string" calcext:value-type="string">
            <text:p>HIT1</text:p>
          </table:table-cell>
          <table:table-cell office:value-type="string" calcext:value-type="string">
            <text:p>HIU2</text:p>
          </table:table-cell>
          <table:table-cell office:value-type="string" calcext:value-type="string">
            <text:p>HIFE</text:p>
          </table:table-cell>
          <table:table-cell office:value-type="string" calcext:value-type="string">
            <text:p>HIOP</text:p>
          </table:table-cell>
          <table:table-cell office:value-type="string" calcext:value-type="string">
            <text:p>HIT2</text:p>
          </table:table-cell>
          <table:table-cell office:value-type="string" calcext:value-type="string">
            <text:p>PHU1</text:p>
          </table:table-cell>
          <table:table-cell office:value-type="string" calcext:value-type="string">
            <text:p>PHT1</text:p>
          </table:table-cell>
          <table:table-cell office:value-type="string" calcext:value-type="string">
            <text:p>PHU2</text:p>
          </table:table-cell>
          <table:table-cell office:value-type="string" calcext:value-type="string">
            <text:p>PHFE</text:p>
          </table:table-cell>
          <table:table-cell office:value-type="string" calcext:value-type="string">
            <text:p>PHOP</text:p>
          </table:table-cell>
          <table:table-cell office:value-type="string" calcext:value-type="string">
            <text:p>PHT2</text:p>
          </table:table-cell>
          <table:table-cell office:value-type="string" calcext:value-type="string">
            <text:p>CHU1</text:p>
          </table:table-cell>
          <table:table-cell office:value-type="string" calcext:value-type="string">
            <text:p>CHT1</text:p>
          </table:table-cell>
          <table:table-cell office:value-type="string" calcext:value-type="string">
            <text:p>CHU2</text:p>
          </table:table-cell>
          <table:table-cell office:value-type="string" calcext:value-type="string">
            <text:p>CHFE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CHT2</text:p>
          </table:table-cell>
          <table:table-cell office:value-type="string" calcext:value-type="string">
            <text:p>MAU1</text:p>
          </table:table-cell>
          <table:table-cell office:value-type="string" calcext:value-type="string">
            <text:p>MAT1</text:p>
          </table:table-cell>
          <table:table-cell office:value-type="string" calcext:value-type="string">
            <text:p>MAU2</text:p>
          </table:table-cell>
          <table:table-cell office:value-type="string" calcext:value-type="string">
            <text:p>MAFE</text:p>
          </table:table-cell>
          <table:table-cell office:value-type="string" calcext:value-type="string">
            <text:p>MAOP</text:p>
          </table:table-cell>
          <table:table-cell office:value-type="string" calcext:value-type="string">
            <text:p>MAT2</text:p>
          </table:table-cell>
          <table:table-cell office:value-type="string" calcext:value-type="string">
            <text:p>BIU1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text:p>BIU2</text:p>
          </table:table-cell>
          <table:table-cell office:value-type="string" calcext:value-type="string">
            <text:p>BIFE</text:p>
          </table:table-cell>
          <table:table-cell office:value-type="string" calcext:value-type="string">
            <text:p>BIOP</text:p>
          </table:table-cell>
          <table:table-cell office:value-type="string" calcext:value-type="string">
            <text:p>BIT2</text:p>
          </table:table-cell>
          <table:table-cell table:style-name="Default" office:value-type="string" calcext:value-type="string">
            <text:p>EVS</text:p>
          </table:table-cell>
          <table:table-cell table:style-name="Default" office:value-type="string" calcext:value-type="string">
            <text:p>PTE</text:p>
          </table:table-cell>
          <table:table-cell table:style-name="Default" office:value-type="string" calcext:value-type="string">
            <text:p>EAG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AV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CAV</text:p>
          </table:table-cell>
          <table:table-cell table:style-name="ce1" office:value-type="string" calcext:value-type="string">
            <text:p>MAV</text:p>
          </table:table-cell>
          <table:table-cell office:value-type="string" calcext:value-type="string">
            <text:p>BAV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GTOT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EG</text:p>
          </table:table-cell>
          <table:table-cell table:style-name="Default" office:value-type="string" calcext:value-type="string">
            <text:p>HG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CG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GC</text:p>
          </table:table-cell>
          <table:table-cell table:style-name="Default" office:value-type="string" calcext:value-type="string">
            <text:p>GGT</text:p>
          </table:table-cell>
          <table:table-cell table:style-name="ce1" office:value-type="string" calcext:value-type="string">
            <text:p>PER</text:p>
          </table:table-cell>
          <table:table-cell office:value-type="string" calcext:value-type="string">
            <text:p>GRAD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nt Mahadevan R.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formula="of:=SUM([.G2];[.H2])"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SUM([.M2];[.N2])"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SUM([.S2];[.T2])"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SUM([.Y2];[.Z2])"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formula="of:=SUM([.AE2];[.AF2])"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formula="of:=SUM([.AK2];[.AL2])"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SUM([.D2:.H2])" office:value-type="float" office:value="170" calcext:value-type="float">
            <text:p>170</text:p>
          </table:table-cell>
          <table:table-cell table:formula="of:=SUM([.J2:.N2])" office:value-type="float" office:value="166" calcext:value-type="float">
            <text:p>166</text:p>
          </table:table-cell>
          <table:table-cell table:formula="of:=SUM([.P2:.T2])" office:value-type="float" office:value="190" calcext:value-type="float">
            <text:p>190</text:p>
          </table:table-cell>
          <table:table-cell table:formula="of:=SUM([.V2:.Z2])" office:value-type="float" office:value="185" calcext:value-type="float">
            <text:p>185</text:p>
          </table:table-cell>
          <table:table-cell table:formula="of:=+SUM([.AB2:.AF2])" office:value-type="float" office:value="194" calcext:value-type="float">
            <text:p>194</text:p>
          </table:table-cell>
          <table:table-cell table:formula="of:=+SUM([.AH2:.AL2])" office:value-type="float" office:value="173" calcext:value-type="float">
            <text:p>173</text:p>
          </table:table-cell>
          <table:table-cell table:formula="of:=CEILING([.AP2]/2; 1)" office:value-type="float" office:value="85" calcext:value-type="float">
            <text:p>85</text:p>
          </table:table-cell>
          <table:table-cell table:formula="of:=CEILING([.AQ2]/2; 1)" office:value-type="float" office:value="83" calcext:value-type="float">
            <text:p>83</text:p>
          </table:table-cell>
          <table:table-cell table:formula="of:=CEILING([.AR2]/2; 1)" office:value-type="float" office:value="95" calcext:value-type="float">
            <text:p>95</text:p>
          </table:table-cell>
          <table:table-cell table:formula="of:=CEILING([.AS2]/2; 1)" office:value-type="float" office:value="93" calcext:value-type="float">
            <text:p>93</text:p>
          </table:table-cell>
          <table:table-cell table:formula="of:=CEILING([.AT2]/2; 1)" office:value-type="float" office:value="97" calcext:value-type="float">
            <text:p>97</text:p>
          </table:table-cell>
          <table:table-cell table:formula="of:=CEILING([.AU2]/2; 1)" office:value-type="float" office:value="87" calcext:value-type="float">
            <text:p>87</text:p>
          </table:table-cell>
          <table:table-cell table:formula="of:=SUM([.AV2:.BA2])" office:value-type="float" office:value="540" calcext:value-type="float">
            <text:p>540</text:p>
          </table:table-cell>
          <table:table-cell table:formula="of:=SUM([.AN2];[.BB2])" office:value-type="float" office:value="587" calcext:value-type="float">
            <text:p>587</text:p>
          </table:table-cell>
          <table:table-cell table:formula="of:=SUM([.AP2:.AU2];[.AN2])" office:value-type="float" office:value="1125" calcext:value-type="float">
            <text:p>1125</text:p>
          </table:table-cell>
          <table:table-cell table:formula="of:=IF([.AV2]&lt;35; 35 - [.AV2]; &quot;&quot;)">
            <text:p/>
          </table:table-cell>
          <table:table-cell table:formula="of:=IF([.AW2]&lt;35; 35 - [.AW2]; &quot;&quot;)">
            <text:p/>
          </table:table-cell>
          <table:table-cell table:formula="of:=IF([.AX2]&lt;35; 35 - [.AX2]; &quot;&quot;)">
            <text:p/>
          </table:table-cell>
          <table:table-cell table:formula="of:=IF([.AY2]&lt;35; 35 - [.AY2]; &quot;&quot;)">
            <text:p/>
          </table:table-cell>
          <table:table-cell table:formula="of:=IF([.AZ2]&lt;35; 35 - [.AZ2]; &quot;&quot;)">
            <text:p/>
          </table:table-cell>
          <table:table-cell table:formula="of:=IF([.BA2]&lt;35; 35 - [.BA2]; &quot;&quot;)">
            <text:p/>
          </table:table-cell>
          <table:table-cell table:formula="of:=SUM([.BE2:.BJ2])" office:value-type="float" office:value="0" calcext:value-type="float">
            <text:p>0</text:p>
          </table:table-cell>
          <table:table-cell table:formula="of:=COUNTIF([.BE2:.BJ2];&quot;&gt;0&quot;)" office:value-type="float" office:value="0" calcext:value-type="float">
            <text:p>0</text:p>
          </table:table-cell>
          <table:table-cell table:formula="of:=COUNTIF([.BE2:.BJ2]; &quot;&gt;10&quot;)" office:value-type="float" office:value="0" calcext:value-type="float">
            <text:p>0</text:p>
          </table:table-cell>
          <table:table-cell table:formula="of:=[.BC2]/6.5" office:value-type="float" office:value="90.3076923076923" calcext:value-type="float">
            <text:p>90.31</text:p>
          </table:table-cell>
          <table:table-cell table:formula="of:=IF(OR([.BL2] &gt; 3;[.BM2] &gt; 0;[.BK2] &gt; 15);&quot;FAIL&quot;;IF(AND([.BL2]&gt;0;[.BL2]&lt;4);&quot;PROMOTED&quot;;IF([.BN2]&lt;35;&quot;FAIL&quot;;IF([.BN2]&lt;45;&quot;PASS CLASS&quot;;IF([.BN2]&lt;60;&quot;SECOND CLASS&quot;;IF([.BN2]&lt;75;&quot;FIRST CLASS&quot;;&quot;DISTINCTION&quot;))))))" office:value-type="string" office:string-value="DISTINCTION" calcext:value-type="string">
            <text:p>DISTINCTION</text:p>
          </table:table-cell>
          <table:table-cell table:formula="of:=IF(OR([.BO2]=&quot;FAIL&quot;; [.BO2]=&quot;PROMOTED&quot;);&quot;-----&quot;;[.BN2] )" office:value-type="float" office:value="90.3076923076923" calcext:value-type="float">
            <text:p>90.3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hwini N Raichur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SUM([.G3];[.H3])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SUM([.M3];[.N3])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SUM([.S3];[.T3])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SUM([.Y3];[.Z3])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SUM([.AE3];[.AF3])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SUM([.AK3];[.AL3])"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D3:.H3])" office:value-type="float" office:value="130" calcext:value-type="float">
            <text:p>130</text:p>
          </table:table-cell>
          <table:table-cell table:formula="of:=SUM([.J3:.N3])" office:value-type="float" office:value="125" calcext:value-type="float">
            <text:p>125</text:p>
          </table:table-cell>
          <table:table-cell table:formula="of:=SUM([.P3:.T3])" office:value-type="float" office:value="129" calcext:value-type="float">
            <text:p>129</text:p>
          </table:table-cell>
          <table:table-cell table:formula="of:=SUM([.V3:.Z3])" office:value-type="float" office:value="132" calcext:value-type="float">
            <text:p>132</text:p>
          </table:table-cell>
          <table:table-cell table:formula="of:=+SUM([.AB3:.AF3])" office:value-type="float" office:value="132" calcext:value-type="float">
            <text:p>132</text:p>
          </table:table-cell>
          <table:table-cell table:formula="of:=+SUM([.AH3:.AL3])" office:value-type="float" office:value="135" calcext:value-type="float">
            <text:p>135</text:p>
          </table:table-cell>
          <table:table-cell table:formula="of:=CEILING([.AP3]/2; 1)" office:value-type="float" office:value="65" calcext:value-type="float">
            <text:p>65</text:p>
          </table:table-cell>
          <table:table-cell table:formula="of:=CEILING([.AQ3]/2; 1)" office:value-type="float" office:value="63" calcext:value-type="float">
            <text:p>63</text:p>
          </table:table-cell>
          <table:table-cell table:formula="of:=CEILING([.AR3]/2; 1)" office:value-type="float" office:value="65" calcext:value-type="float">
            <text:p>65</text:p>
          </table:table-cell>
          <table:table-cell table:formula="of:=CEILING([.AS3]/2; 1)" office:value-type="float" office:value="66" calcext:value-type="float">
            <text:p>66</text:p>
          </table:table-cell>
          <table:table-cell table:formula="of:=CEILING([.AT3]/2; 1)" office:value-type="float" office:value="66" calcext:value-type="float">
            <text:p>66</text:p>
          </table:table-cell>
          <table:table-cell table:formula="of:=CEILING([.AU3]/2; 1)" office:value-type="float" office:value="68" calcext:value-type="float">
            <text:p>68</text:p>
          </table:table-cell>
          <table:table-cell table:formula="of:=SUM([.AV3:.BA3])" office:value-type="float" office:value="393" calcext:value-type="float">
            <text:p>393</text:p>
          </table:table-cell>
          <table:table-cell table:formula="of:=SUM([.AN3];[.BB3])" office:value-type="float" office:value="425" calcext:value-type="float">
            <text:p>425</text:p>
          </table:table-cell>
          <table:table-cell table:formula="of:=SUM([.AP3:.AU3];[.AN3])" office:value-type="float" office:value="815" calcext:value-type="float">
            <text:p>815</text:p>
          </table:table-cell>
          <table:table-cell table:formula="of:=IF([.AV3]&lt;35; 35 - [.AV3]; &quot;&quot;)">
            <text:p/>
          </table:table-cell>
          <table:table-cell table:formula="of:=IF([.AW3]&lt;35; 35 - [.AW3]; &quot;&quot;)">
            <text:p/>
          </table:table-cell>
          <table:table-cell table:formula="of:=IF([.AX3]&lt;35; 35 - [.AX3]; &quot;&quot;)">
            <text:p/>
          </table:table-cell>
          <table:table-cell table:formula="of:=IF([.AY3]&lt;35; 35 - [.AY3]; &quot;&quot;)">
            <text:p/>
          </table:table-cell>
          <table:table-cell table:formula="of:=IF([.AZ3]&lt;35; 35 - [.AZ3]; &quot;&quot;)">
            <text:p/>
          </table:table-cell>
          <table:table-cell table:formula="of:=IF([.BA3]&lt;35; 35 - [.BA3]; &quot;&quot;)">
            <text:p/>
          </table:table-cell>
          <table:table-cell table:formula="of:=SUM([.BE3:.BJ3])" office:value-type="float" office:value="0" calcext:value-type="float">
            <text:p>0</text:p>
          </table:table-cell>
          <table:table-cell table:formula="of:=COUNTIF([.BE3:.BJ3];&quot;&gt;0&quot;)" office:value-type="float" office:value="0" calcext:value-type="float">
            <text:p>0</text:p>
          </table:table-cell>
          <table:table-cell table:formula="of:=COUNTIF([.BE3:.BJ3]; &quot;&gt;10&quot;)" office:value-type="float" office:value="0" calcext:value-type="float">
            <text:p>0</text:p>
          </table:table-cell>
          <table:table-cell table:formula="of:=[.BC3]/6.5" office:value-type="float" office:value="65.3846153846154" calcext:value-type="float">
            <text:p>65.38</text:p>
          </table:table-cell>
          <table:table-cell table:formula="of:=IF(OR([.BL3] &gt; 3;[.BM3] &gt; 0;[.BK3] &gt; 15);&quot;FAIL&quot;;IF(AND([.BL3]&gt;0;[.BL3]&lt;4);&quot;PROMOTED&quot;;IF([.BN3]&lt;35;&quot;FAIL&quot;;IF([.BN3]&lt;45;&quot;PASS CLASS&quot;;IF([.BN3]&lt;60;&quot;SECOND CLASS&quot;;IF([.BN3]&lt;75;&quot;FIRST CLASS&quot;;&quot;DISTINCTION&quot;))))))" office:value-type="string" office:string-value="FIRST CLASS" calcext:value-type="string">
            <text:p>FIRST CLASS</text:p>
          </table:table-cell>
          <table:table-cell table:formula="of:=IF(OR([.BO3]=&quot;FAIL&quot;; [.BO3]=&quot;PROMOTED&quot;);&quot;-----&quot;;[.BN3] )" office:value-type="float" office:value="65.3846153846154" calcext:value-type="float">
            <text:p>65.3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maram D. Samanth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G4];[.H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SUM([.M4];[.N4]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SUM([.S4];[.T4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Y4];[.Z4]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SUM([.AE4];[.AF4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AK4];[.AL4])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D4:.H4])" office:value-type="float" office:value="60" calcext:value-type="float">
            <text:p>60</text:p>
          </table:table-cell>
          <table:table-cell table:formula="of:=SUM([.J4:.N4])" office:value-type="float" office:value="49" calcext:value-type="float">
            <text:p>49</text:p>
          </table:table-cell>
          <table:table-cell table:formula="of:=SUM([.P4:.T4])" office:value-type="float" office:value="59" calcext:value-type="float">
            <text:p>59</text:p>
          </table:table-cell>
          <table:table-cell table:formula="of:=SUM([.V4:.Z4])" office:value-type="float" office:value="58" calcext:value-type="float">
            <text:p>58</text:p>
          </table:table-cell>
          <table:table-cell table:formula="of:=+SUM([.AB4:.AF4])" office:value-type="float" office:value="58" calcext:value-type="float">
            <text:p>58</text:p>
          </table:table-cell>
          <table:table-cell table:formula="of:=+SUM([.AH4:.AL4])" office:value-type="float" office:value="61" calcext:value-type="float">
            <text:p>61</text:p>
          </table:table-cell>
          <table:table-cell table:formula="of:=CEILING([.AP4]/2; 1)" office:value-type="float" office:value="30" calcext:value-type="float">
            <text:p>30</text:p>
          </table:table-cell>
          <table:table-cell table:formula="of:=CEILING([.AQ4]/2; 1)" office:value-type="float" office:value="25" calcext:value-type="float">
            <text:p>25</text:p>
          </table:table-cell>
          <table:table-cell table:formula="of:=CEILING([.AR4]/2; 1)" office:value-type="float" office:value="30" calcext:value-type="float">
            <text:p>30</text:p>
          </table:table-cell>
          <table:table-cell table:formula="of:=CEILING([.AS4]/2; 1)" office:value-type="float" office:value="29" calcext:value-type="float">
            <text:p>29</text:p>
          </table:table-cell>
          <table:table-cell table:formula="of:=CEILING([.AT4]/2; 1)" office:value-type="float" office:value="29" calcext:value-type="float">
            <text:p>29</text:p>
          </table:table-cell>
          <table:table-cell table:formula="of:=CEILING([.AU4]/2; 1)" office:value-type="float" office:value="31" calcext:value-type="float">
            <text:p>31</text:p>
          </table:table-cell>
          <table:table-cell table:formula="of:=SUM([.AV4:.BA4])" office:value-type="float" office:value="174" calcext:value-type="float">
            <text:p>174</text:p>
          </table:table-cell>
          <table:table-cell table:formula="of:=SUM([.AN4];[.BB4])" office:value-type="float" office:value="186" calcext:value-type="float">
            <text:p>186</text:p>
          </table:table-cell>
          <table:table-cell table:formula="of:=SUM([.AP4:.AU4];[.AN4])" office:value-type="float" office:value="357" calcext:value-type="float">
            <text:p>357</text:p>
          </table:table-cell>
          <table:table-cell table:formula="of:=IF([.AV4]&lt;35; 35 - [.AV4]; &quot;&quot;)" office:value-type="float" office:value="5" calcext:value-type="float">
            <text:p>5</text:p>
          </table:table-cell>
          <table:table-cell table:formula="of:=IF([.AW4]&lt;35; 35 - [.AW4]; &quot;&quot;)" office:value-type="float" office:value="10" calcext:value-type="float">
            <text:p>10</text:p>
          </table:table-cell>
          <table:table-cell table:formula="of:=IF([.AX4]&lt;35; 35 - [.AX4]; &quot;&quot;)" office:value-type="float" office:value="5" calcext:value-type="float">
            <text:p>5</text:p>
          </table:table-cell>
          <table:table-cell table:formula="of:=IF([.AY4]&lt;35; 35 - [.AY4]; &quot;&quot;)" office:value-type="float" office:value="6" calcext:value-type="float">
            <text:p>6</text:p>
          </table:table-cell>
          <table:table-cell table:formula="of:=IF([.AZ4]&lt;35; 35 - [.AZ4]; &quot;&quot;)" office:value-type="float" office:value="6" calcext:value-type="float">
            <text:p>6</text:p>
          </table:table-cell>
          <table:table-cell table:formula="of:=IF([.BA4]&lt;35; 35 - [.BA4]; &quot;&quot;)" office:value-type="float" office:value="4" calcext:value-type="float">
            <text:p>4</text:p>
          </table:table-cell>
          <table:table-cell table:formula="of:=SUM([.BE4:.BJ4])" office:value-type="float" office:value="36" calcext:value-type="float">
            <text:p>36</text:p>
          </table:table-cell>
          <table:table-cell table:formula="of:=COUNTIF([.BE4:.BJ4];&quot;&gt;0&quot;)" office:value-type="float" office:value="6" calcext:value-type="float">
            <text:p>6</text:p>
          </table:table-cell>
          <table:table-cell table:formula="of:=COUNTIF([.BE4:.BJ4]; &quot;&gt;10&quot;)" office:value-type="float" office:value="0" calcext:value-type="float">
            <text:p>0</text:p>
          </table:table-cell>
          <table:table-cell table:formula="of:=[.BC4]/6.5" office:value-type="float" office:value="28.6153846153846" calcext:value-type="float">
            <text:p>28.62</text:p>
          </table:table-cell>
          <table:table-cell table:formula="of:=IF(OR([.BL4] &gt; 3;[.BM4] &gt; 0;[.BK4] &gt; 15);&quot;FAIL&quot;;IF(AND([.BL4]&gt;0;[.BL4]&lt;4);&quot;PROMOTED&quot;;IF([.BN4]&lt;35;&quot;FAIL&quot;;IF([.BN4]&lt;45;&quot;PASS CLASS&quot;;IF([.BN4]&lt;60;&quot;SECOND CLASS&quot;;IF([.BN4]&lt;75;&quot;FIRST CLASS&quot;;&quot;DISTINCTION&quot;))))))" office:value-type="string" office:string-value="FAIL" calcext:value-type="string">
            <text:p>FAIL</text:p>
          </table:table-cell>
          <table:table-cell table:formula="of:=IF(OR([.BO4]=&quot;FAIL&quot;; [.BO4]=&quot;PROMOTED&quot;);&quot;-----&quot;;[.BN4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viChandra Naik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SUM([.G5];[.H5])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M5];[.N5])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[.S5];[.T5])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SUM([.Y5];[.Z5])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AE5];[.AF5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AK5];[.AL5])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SUM([.D5:.H5])" office:value-type="float" office:value="89" calcext:value-type="float">
            <text:p>89</text:p>
          </table:table-cell>
          <table:table-cell table:formula="of:=SUM([.J5:.N5])" office:value-type="float" office:value="89" calcext:value-type="float">
            <text:p>89</text:p>
          </table:table-cell>
          <table:table-cell table:formula="of:=SUM([.P5:.T5])" office:value-type="float" office:value="86" calcext:value-type="float">
            <text:p>86</text:p>
          </table:table-cell>
          <table:table-cell table:formula="of:=SUM([.V5:.Z5])" office:value-type="float" office:value="90" calcext:value-type="float">
            <text:p>90</text:p>
          </table:table-cell>
          <table:table-cell table:formula="of:=+SUM([.AB5:.AF5])" office:value-type="float" office:value="88" calcext:value-type="float">
            <text:p>88</text:p>
          </table:table-cell>
          <table:table-cell table:formula="of:=+SUM([.AH5:.AL5])" office:value-type="float" office:value="80" calcext:value-type="float">
            <text:p>80</text:p>
          </table:table-cell>
          <table:table-cell table:formula="of:=CEILING([.AP5]/2; 1)" office:value-type="float" office:value="45" calcext:value-type="float">
            <text:p>45</text:p>
          </table:table-cell>
          <table:table-cell table:formula="of:=CEILING([.AQ5]/2; 1)" office:value-type="float" office:value="45" calcext:value-type="float">
            <text:p>45</text:p>
          </table:table-cell>
          <table:table-cell table:formula="of:=CEILING([.AR5]/2; 1)" office:value-type="float" office:value="43" calcext:value-type="float">
            <text:p>43</text:p>
          </table:table-cell>
          <table:table-cell table:formula="of:=CEILING([.AS5]/2; 1)" office:value-type="float" office:value="45" calcext:value-type="float">
            <text:p>45</text:p>
          </table:table-cell>
          <table:table-cell table:formula="of:=CEILING([.AT5]/2; 1)" office:value-type="float" office:value="44" calcext:value-type="float">
            <text:p>44</text:p>
          </table:table-cell>
          <table:table-cell table:formula="of:=CEILING([.AU5]/2; 1)" office:value-type="float" office:value="40" calcext:value-type="float">
            <text:p>40</text:p>
          </table:table-cell>
          <table:table-cell table:formula="of:=SUM([.AV5:.BA5])" office:value-type="float" office:value="262" calcext:value-type="float">
            <text:p>262</text:p>
          </table:table-cell>
          <table:table-cell table:formula="of:=SUM([.AN5];[.BB5])" office:value-type="float" office:value="283" calcext:value-type="float">
            <text:p>283</text:p>
          </table:table-cell>
          <table:table-cell table:formula="of:=SUM([.AP5:.AU5];[.AN5])" office:value-type="float" office:value="543" calcext:value-type="float">
            <text:p>543</text:p>
          </table:table-cell>
          <table:table-cell table:formula="of:=IF([.AV5]&lt;35; 35 - [.AV5]; &quot;&quot;)">
            <text:p/>
          </table:table-cell>
          <table:table-cell table:formula="of:=IF([.AW5]&lt;35; 35 - [.AW5]; &quot;&quot;)">
            <text:p/>
          </table:table-cell>
          <table:table-cell table:formula="of:=IF([.AX5]&lt;35; 35 - [.AX5]; &quot;&quot;)">
            <text:p/>
          </table:table-cell>
          <table:table-cell table:formula="of:=IF([.AY5]&lt;35; 35 - [.AY5]; &quot;&quot;)">
            <text:p/>
          </table:table-cell>
          <table:table-cell table:formula="of:=IF([.AZ5]&lt;35; 35 - [.AZ5]; &quot;&quot;)">
            <text:p/>
          </table:table-cell>
          <table:table-cell table:formula="of:=IF([.BA5]&lt;35; 35 - [.BA5]; &quot;&quot;)">
            <text:p/>
          </table:table-cell>
          <table:table-cell table:formula="of:=SUM([.BE5:.BJ5])" office:value-type="float" office:value="0" calcext:value-type="float">
            <text:p>0</text:p>
          </table:table-cell>
          <table:table-cell table:formula="of:=COUNTIF([.BE5:.BJ5];&quot;&gt;0&quot;)" office:value-type="float" office:value="0" calcext:value-type="float">
            <text:p>0</text:p>
          </table:table-cell>
          <table:table-cell table:formula="of:=COUNTIF([.BE5:.BJ5]; &quot;&gt;10&quot;)" office:value-type="float" office:value="0" calcext:value-type="float">
            <text:p>0</text:p>
          </table:table-cell>
          <table:table-cell table:formula="of:=[.BC5]/6.5" office:value-type="float" office:value="43.5384615384615" calcext:value-type="float">
            <text:p>43.54</text:p>
          </table:table-cell>
          <table:table-cell table:formula="of:=IF(OR([.BL5] &gt; 3;[.BM5] &gt; 0;[.BK5] &gt; 15);&quot;FAIL&quot;;IF(AND([.BL5]&gt;0;[.BL5]&lt;4);&quot;PROMOTED&quot;;IF([.BN5]&lt;35;&quot;FAIL&quot;;IF([.BN5]&lt;45;&quot;PASS CLASS&quot;;IF([.BN5]&lt;60;&quot;SECOND CLASS&quot;;IF([.BN5]&lt;75;&quot;FIRST CLASS&quot;;&quot;DISTINCTION&quot;))))))" office:value-type="string" office:string-value="PASS CLASS" calcext:value-type="string">
            <text:p>PASS CLASS</text:p>
          </table:table-cell>
          <table:table-cell table:formula="of:=IF(OR([.BO5]=&quot;FAIL&quot;; [.BO5]=&quot;PROMOTED&quot;);&quot;-----&quot;;[.BN5] )" office:value-type="float" office:value="43.5384615384615" calcext:value-type="float">
            <text:p>43.5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urga T. Ramaiyya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SUM([.G6];[.H6])"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SUM([.M6];[.N6])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SUM([.S6];[.T6])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SUM([.Y6];[.Z6])"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SUM([.AE6];[.AF6])"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SUM([.AK6];[.AL6]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SUM([.D6:.H6])" office:value-type="float" office:value="110" calcext:value-type="float">
            <text:p>110</text:p>
          </table:table-cell>
          <table:table-cell table:formula="of:=SUM([.J6:.N6])" office:value-type="float" office:value="109" calcext:value-type="float">
            <text:p>109</text:p>
          </table:table-cell>
          <table:table-cell table:formula="of:=SUM([.P6:.T6])" office:value-type="float" office:value="108" calcext:value-type="float">
            <text:p>108</text:p>
          </table:table-cell>
          <table:table-cell table:formula="of:=SUM([.V6:.Z6])" office:value-type="float" office:value="109" calcext:value-type="float">
            <text:p>109</text:p>
          </table:table-cell>
          <table:table-cell table:formula="of:=+SUM([.AB6:.AF6])" office:value-type="float" office:value="110" calcext:value-type="float">
            <text:p>110</text:p>
          </table:table-cell>
          <table:table-cell table:formula="of:=+SUM([.AH6:.AL6])" office:value-type="float" office:value="107" calcext:value-type="float">
            <text:p>107</text:p>
          </table:table-cell>
          <table:table-cell table:formula="of:=CEILING([.AP6]/2; 1)" office:value-type="float" office:value="55" calcext:value-type="float">
            <text:p>55</text:p>
          </table:table-cell>
          <table:table-cell table:formula="of:=CEILING([.AQ6]/2; 1)" office:value-type="float" office:value="55" calcext:value-type="float">
            <text:p>55</text:p>
          </table:table-cell>
          <table:table-cell table:formula="of:=CEILING([.AR6]/2; 1)" office:value-type="float" office:value="54" calcext:value-type="float">
            <text:p>54</text:p>
          </table:table-cell>
          <table:table-cell table:formula="of:=CEILING([.AS6]/2; 1)" office:value-type="float" office:value="55" calcext:value-type="float">
            <text:p>55</text:p>
          </table:table-cell>
          <table:table-cell table:formula="of:=CEILING([.AT6]/2; 1)" office:value-type="float" office:value="55" calcext:value-type="float">
            <text:p>55</text:p>
          </table:table-cell>
          <table:table-cell table:formula="of:=CEILING([.AU6]/2; 1)" office:value-type="float" office:value="54" calcext:value-type="float">
            <text:p>54</text:p>
          </table:table-cell>
          <table:table-cell table:formula="of:=SUM([.AV6:.BA6])" office:value-type="float" office:value="328" calcext:value-type="float">
            <text:p>328</text:p>
          </table:table-cell>
          <table:table-cell table:formula="of:=SUM([.AN6];[.BB6])" office:value-type="float" office:value="356" calcext:value-type="float">
            <text:p>356</text:p>
          </table:table-cell>
          <table:table-cell table:formula="of:=SUM([.AP6:.AU6];[.AN6])" office:value-type="float" office:value="681" calcext:value-type="float">
            <text:p>681</text:p>
          </table:table-cell>
          <table:table-cell table:formula="of:=IF([.AV6]&lt;35; 35 - [.AV6]; &quot;&quot;)">
            <text:p/>
          </table:table-cell>
          <table:table-cell table:formula="of:=IF([.AW6]&lt;35; 35 - [.AW6]; &quot;&quot;)">
            <text:p/>
          </table:table-cell>
          <table:table-cell table:formula="of:=IF([.AX6]&lt;35; 35 - [.AX6]; &quot;&quot;)">
            <text:p/>
          </table:table-cell>
          <table:table-cell table:formula="of:=IF([.AY6]&lt;35; 35 - [.AY6]; &quot;&quot;)">
            <text:p/>
          </table:table-cell>
          <table:table-cell table:formula="of:=IF([.AZ6]&lt;35; 35 - [.AZ6]; &quot;&quot;)">
            <text:p/>
          </table:table-cell>
          <table:table-cell table:formula="of:=IF([.BA6]&lt;35; 35 - [.BA6]; &quot;&quot;)">
            <text:p/>
          </table:table-cell>
          <table:table-cell table:formula="of:=SUM([.BE6:.BJ6])" office:value-type="float" office:value="0" calcext:value-type="float">
            <text:p>0</text:p>
          </table:table-cell>
          <table:table-cell table:formula="of:=COUNTIF([.BE6:.BJ6];&quot;&gt;0&quot;)" office:value-type="float" office:value="0" calcext:value-type="float">
            <text:p>0</text:p>
          </table:table-cell>
          <table:table-cell table:formula="of:=COUNTIF([.BE6:.BJ6]; &quot;&gt;10&quot;)" office:value-type="float" office:value="0" calcext:value-type="float">
            <text:p>0</text:p>
          </table:table-cell>
          <table:table-cell table:formula="of:=[.BC6]/6.5" office:value-type="float" office:value="54.7692307692308" calcext:value-type="float">
            <text:p>54.77</text:p>
          </table:table-cell>
          <table:table-cell table:formula="of:=IF(OR([.BL6] &gt; 3;[.BM6] &gt; 0;[.BK6] &gt; 15);&quot;FAIL&quot;;IF(AND([.BL6]&gt;0;[.BL6]&lt;4);&quot;PROMOTED&quot;;IF([.BN6]&lt;35;&quot;FAIL&quot;;IF([.BN6]&lt;45;&quot;PASS CLASS&quot;;IF([.BN6]&lt;60;&quot;SECOND CLASS&quot;;IF([.BN6]&lt;75;&quot;FIRST CLASS&quot;;&quot;DISTINCTION&quot;))))))" office:value-type="string" office:string-value="SECOND CLASS" calcext:value-type="string">
            <text:p>SECOND CLASS</text:p>
          </table:table-cell>
          <table:table-cell table:formula="of:=IF(OR([.BO6]=&quot;FAIL&quot;; [.BO6]=&quot;PROMOTED&quot;);&quot;-----&quot;;[.BN6] )" office:value-type="float" office:value="54.7692307692308" calcext:value-type="float">
            <text:p>54.77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urav T. Wilson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SUM([.G7];[.H7])"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SUM([.M7];[.N7])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S7];[.T7])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formula="of:=SUM([.Y7];[.Z7])"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SUM([.AE7];[.AF7])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SUM([.AK7];[.AL7])"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SUM([.D7:.H7])" office:value-type="float" office:value="179" calcext:value-type="float">
            <text:p>179</text:p>
          </table:table-cell>
          <table:table-cell table:formula="of:=SUM([.J7:.N7])" office:value-type="float" office:value="66" calcext:value-type="float">
            <text:p>66</text:p>
          </table:table-cell>
          <table:table-cell table:formula="of:=SUM([.P7:.T7])" office:value-type="float" office:value="62" calcext:value-type="float">
            <text:p>62</text:p>
          </table:table-cell>
          <table:table-cell table:formula="of:=SUM([.V7:.Z7])" office:value-type="float" office:value="166" calcext:value-type="float">
            <text:p>166</text:p>
          </table:table-cell>
          <table:table-cell table:formula="of:=+SUM([.AB7:.AF7])" office:value-type="float" office:value="62" calcext:value-type="float">
            <text:p>62</text:p>
          </table:table-cell>
          <table:table-cell table:formula="of:=+SUM([.AH7:.AL7])" office:value-type="float" office:value="138" calcext:value-type="float">
            <text:p>138</text:p>
          </table:table-cell>
          <table:table-cell table:formula="of:=CEILING([.AP7]/2; 1)" office:value-type="float" office:value="90" calcext:value-type="float">
            <text:p>90</text:p>
          </table:table-cell>
          <table:table-cell table:formula="of:=CEILING([.AQ7]/2; 1)" office:value-type="float" office:value="33" calcext:value-type="float">
            <text:p>33</text:p>
          </table:table-cell>
          <table:table-cell table:formula="of:=CEILING([.AR7]/2; 1)" office:value-type="float" office:value="31" calcext:value-type="float">
            <text:p>31</text:p>
          </table:table-cell>
          <table:table-cell table:formula="of:=CEILING([.AS7]/2; 1)" office:value-type="float" office:value="83" calcext:value-type="float">
            <text:p>83</text:p>
          </table:table-cell>
          <table:table-cell table:formula="of:=CEILING([.AT7]/2; 1)" office:value-type="float" office:value="31" calcext:value-type="float">
            <text:p>31</text:p>
          </table:table-cell>
          <table:table-cell table:formula="of:=CEILING([.AU7]/2; 1)" office:value-type="float" office:value="69" calcext:value-type="float">
            <text:p>69</text:p>
          </table:table-cell>
          <table:table-cell table:formula="of:=SUM([.AV7:.BA7])" office:value-type="float" office:value="337" calcext:value-type="float">
            <text:p>337</text:p>
          </table:table-cell>
          <table:table-cell table:formula="of:=SUM([.AN7];[.BB7])" office:value-type="float" office:value="376" calcext:value-type="float">
            <text:p>376</text:p>
          </table:table-cell>
          <table:table-cell table:formula="of:=SUM([.AP7:.AU7];[.AN7])" office:value-type="float" office:value="712" calcext:value-type="float">
            <text:p>712</text:p>
          </table:table-cell>
          <table:table-cell table:formula="of:=IF([.AV7]&lt;35; 35 - [.AV7]; &quot;&quot;)">
            <text:p/>
          </table:table-cell>
          <table:table-cell table:formula="of:=IF([.AW7]&lt;35; 35 - [.AW7]; &quot;&quot;)" office:value-type="float" office:value="2" calcext:value-type="float">
            <text:p>2</text:p>
          </table:table-cell>
          <table:table-cell table:formula="of:=IF([.AX7]&lt;35; 35 - [.AX7]; &quot;&quot;)" office:value-type="float" office:value="4" calcext:value-type="float">
            <text:p>4</text:p>
          </table:table-cell>
          <table:table-cell table:formula="of:=IF([.AY7]&lt;35; 35 - [.AY7]; &quot;&quot;)">
            <text:p/>
          </table:table-cell>
          <table:table-cell table:formula="of:=IF([.AZ7]&lt;35; 35 - [.AZ7]; &quot;&quot;)" office:value-type="float" office:value="4" calcext:value-type="float">
            <text:p>4</text:p>
          </table:table-cell>
          <table:table-cell table:formula="of:=IF([.BA7]&lt;35; 35 - [.BA7]; &quot;&quot;)">
            <text:p/>
          </table:table-cell>
          <table:table-cell table:formula="of:=SUM([.BE7:.BJ7])" office:value-type="float" office:value="10" calcext:value-type="float">
            <text:p>10</text:p>
          </table:table-cell>
          <table:table-cell table:formula="of:=COUNTIF([.BE7:.BJ7];&quot;&gt;0&quot;)" office:value-type="float" office:value="3" calcext:value-type="float">
            <text:p>3</text:p>
          </table:table-cell>
          <table:table-cell table:formula="of:=COUNTIF([.BE7:.BJ7]; &quot;&gt;10&quot;)" office:value-type="float" office:value="0" calcext:value-type="float">
            <text:p>0</text:p>
          </table:table-cell>
          <table:table-cell table:formula="of:=[.BC7]/6.5" office:value-type="float" office:value="57.8461538461538" calcext:value-type="float">
            <text:p>57.85</text:p>
          </table:table-cell>
          <table:table-cell table:formula="of:=IF(OR([.BL7] &gt; 3;[.BM7] &gt; 0;[.BK7] &gt; 15);&quot;FAIL&quot;;IF(AND([.BL7]&gt;0;[.BL7]&lt;4);&quot;PROMOTED&quot;;IF([.BN7]&lt;35;&quot;FAIL&quot;;IF([.BN7]&lt;45;&quot;PASS CLASS&quot;;IF([.BN7]&lt;60;&quot;SECOND CLASS&quot;;IF([.BN7]&lt;75;&quot;FIRST CLASS&quot;;&quot;DISTINCTION&quot;))))))" office:value-type="string" office:string-value="PROMOTED" calcext:value-type="string">
            <text:p>PROMOTED</text:p>
          </table:table-cell>
          <table:table-cell table:formula="of:=IF(OR([.BO7]=&quot;FAIL&quot;; [.BO7]=&quot;PROMOTED&quot;);&quot;-----&quot;;[.BN7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poal S. Kulkarni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G8];[.H8])"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SUM([.M8];[.N8])"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formula="of:=SUM([.S8];[.T8]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SUM([.Y8];[.Z8])"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SUM([.AE8];[.AF8])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SUM([.AK8];[.AL8])" office:value-type="float" office:value="60" calcext:value-type="float">
            <text:p>60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SUM([.D8:.H8])" office:value-type="float" office:value="89" calcext:value-type="float">
            <text:p>89</text:p>
          </table:table-cell>
          <table:table-cell table:formula="of:=SUM([.J8:.N8])" office:value-type="float" office:value="132" calcext:value-type="float">
            <text:p>132</text:p>
          </table:table-cell>
          <table:table-cell table:formula="of:=SUM([.P8:.T8])" office:value-type="float" office:value="166" calcext:value-type="float">
            <text:p>166</text:p>
          </table:table-cell>
          <table:table-cell table:formula="of:=SUM([.V8:.Z8])" office:value-type="float" office:value="135" calcext:value-type="float">
            <text:p>135</text:p>
          </table:table-cell>
          <table:table-cell table:formula="of:=+SUM([.AB8:.AF8])" office:value-type="float" office:value="108" calcext:value-type="float">
            <text:p>108</text:p>
          </table:table-cell>
          <table:table-cell table:formula="of:=+SUM([.AH8:.AL8])" office:value-type="float" office:value="125" calcext:value-type="float">
            <text:p>125</text:p>
          </table:table-cell>
          <table:table-cell table:formula="of:=CEILING([.AP8]/2; 1)" office:value-type="float" office:value="45" calcext:value-type="float">
            <text:p>45</text:p>
          </table:table-cell>
          <table:table-cell table:formula="of:=CEILING([.AQ8]/2; 1)" office:value-type="float" office:value="66" calcext:value-type="float">
            <text:p>66</text:p>
          </table:table-cell>
          <table:table-cell table:formula="of:=CEILING([.AR8]/2; 1)" office:value-type="float" office:value="83" calcext:value-type="float">
            <text:p>83</text:p>
          </table:table-cell>
          <table:table-cell table:formula="of:=CEILING([.AS8]/2; 1)" office:value-type="float" office:value="68" calcext:value-type="float">
            <text:p>68</text:p>
          </table:table-cell>
          <table:table-cell table:formula="of:=CEILING([.AT8]/2; 1)" office:value-type="float" office:value="54" calcext:value-type="float">
            <text:p>54</text:p>
          </table:table-cell>
          <table:table-cell table:formula="of:=CEILING([.AU8]/2; 1)" office:value-type="float" office:value="63" calcext:value-type="float">
            <text:p>63</text:p>
          </table:table-cell>
          <table:table-cell table:formula="of:=SUM([.AV8:.BA8])" office:value-type="float" office:value="379" calcext:value-type="float">
            <text:p>379</text:p>
          </table:table-cell>
          <table:table-cell table:formula="of:=SUM([.AN8];[.BB8])" office:value-type="float" office:value="379" calcext:value-type="float">
            <text:p>379</text:p>
          </table:table-cell>
          <table:table-cell table:formula="of:=SUM([.AP8:.AU8];[.AN8])" office:value-type="float" office:value="755" calcext:value-type="float">
            <text:p>755</text:p>
          </table:table-cell>
          <table:table-cell table:formula="of:=IF([.AV8]&lt;35; 35 - [.AV8]; &quot;&quot;)">
            <text:p/>
          </table:table-cell>
          <table:table-cell table:formula="of:=IF([.AW8]&lt;35; 35 - [.AW8]; &quot;&quot;)">
            <text:p/>
          </table:table-cell>
          <table:table-cell table:formula="of:=IF([.AX8]&lt;35; 35 - [.AX8]; &quot;&quot;)">
            <text:p/>
          </table:table-cell>
          <table:table-cell table:formula="of:=IF([.AY8]&lt;35; 35 - [.AY8]; &quot;&quot;)">
            <text:p/>
          </table:table-cell>
          <table:table-cell table:formula="of:=IF([.AZ8]&lt;35; 35 - [.AZ8]; &quot;&quot;)">
            <text:p/>
          </table:table-cell>
          <table:table-cell table:formula="of:=IF([.BA8]&lt;35; 35 - [.BA8]; &quot;&quot;)">
            <text:p/>
          </table:table-cell>
          <table:table-cell table:formula="of:=SUM([.BE8:.BJ8])" office:value-type="float" office:value="0" calcext:value-type="float">
            <text:p>0</text:p>
          </table:table-cell>
          <table:table-cell table:formula="of:=COUNTIF([.BE8:.BJ8];&quot;&gt;0&quot;)" office:value-type="float" office:value="0" calcext:value-type="float">
            <text:p>0</text:p>
          </table:table-cell>
          <table:table-cell table:formula="of:=COUNTIF([.BE8:.BJ8]; &quot;&gt;10&quot;)" office:value-type="float" office:value="0" calcext:value-type="float">
            <text:p>0</text:p>
          </table:table-cell>
          <table:table-cell table:formula="of:=[.BC8]/6.5" office:value-type="float" office:value="58.3076923076923" calcext:value-type="float">
            <text:p>58.31</text:p>
          </table:table-cell>
          <table:table-cell table:formula="of:=IF(OR([.BL8] &gt; 3;[.BM8] &gt; 0;[.BK8] &gt; 15);&quot;FAIL&quot;;IF(AND([.BL8]&gt;0;[.BL8]&lt;4);&quot;PROMOTED&quot;;IF([.BN8]&lt;35;&quot;FAIL&quot;;IF([.BN8]&lt;45;&quot;PASS CLASS&quot;;IF([.BN8]&lt;60;&quot;SECOND CLASS&quot;;IF([.BN8]&lt;75;&quot;FIRST CLASS&quot;;&quot;DISTINCTION&quot;))))))" office:value-type="string" office:string-value="SECOND CLASS" calcext:value-type="string">
            <text:p>SECOND CLASS</text:p>
          </table:table-cell>
          <table:table-cell table:formula="of:=IF(OR([.BO8]=&quot;FAIL&quot;; [.BO8]=&quot;PROMOTED&quot;);&quot;-----&quot;;[.BN8] )" office:value-type="float" office:value="58.3076923076923" calcext:value-type="float">
            <text:p>58.31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van G. Gupte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SUM([.G9];[.H9]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M9];[.N9])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SUM([.S9];[.T9])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SUM([.Y9];[.Z9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formula="of:=SUM([.AE9];[.AF9])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SUM([.AK9];[.AL9])"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SUM([.D9:.H9])" office:value-type="float" office:value="110" calcext:value-type="float">
            <text:p>110</text:p>
          </table:table-cell>
          <table:table-cell table:formula="of:=SUM([.J9:.N9])" office:value-type="float" office:value="86" calcext:value-type="float">
            <text:p>86</text:p>
          </table:table-cell>
          <table:table-cell table:formula="of:=SUM([.P9:.T9])" office:value-type="float" office:value="111" calcext:value-type="float">
            <text:p>111</text:p>
          </table:table-cell>
          <table:table-cell table:formula="of:=SUM([.V9:.Z9])" office:value-type="float" office:value="56" calcext:value-type="float">
            <text:p>56</text:p>
          </table:table-cell>
          <table:table-cell table:formula="of:=+SUM([.AB9:.AF9])" office:value-type="float" office:value="135" calcext:value-type="float">
            <text:p>135</text:p>
          </table:table-cell>
          <table:table-cell table:formula="of:=+SUM([.AH9:.AL9])" office:value-type="float" office:value="108" calcext:value-type="float">
            <text:p>108</text:p>
          </table:table-cell>
          <table:table-cell table:formula="of:=CEILING([.AP9]/2; 1)" office:value-type="float" office:value="55" calcext:value-type="float">
            <text:p>55</text:p>
          </table:table-cell>
          <table:table-cell table:formula="of:=CEILING([.AQ9]/2; 1)" office:value-type="float" office:value="43" calcext:value-type="float">
            <text:p>43</text:p>
          </table:table-cell>
          <table:table-cell table:formula="of:=CEILING([.AR9]/2; 1)" office:value-type="float" office:value="56" calcext:value-type="float">
            <text:p>56</text:p>
          </table:table-cell>
          <table:table-cell table:formula="of:=CEILING([.AS9]/2; 1)" office:value-type="float" office:value="28" calcext:value-type="float">
            <text:p>28</text:p>
          </table:table-cell>
          <table:table-cell table:formula="of:=CEILING([.AT9]/2; 1)" office:value-type="float" office:value="68" calcext:value-type="float">
            <text:p>68</text:p>
          </table:table-cell>
          <table:table-cell table:formula="of:=CEILING([.AU9]/2; 1)" office:value-type="float" office:value="54" calcext:value-type="float">
            <text:p>54</text:p>
          </table:table-cell>
          <table:table-cell table:formula="of:=SUM([.AV9:.BA9])" office:value-type="float" office:value="304" calcext:value-type="float">
            <text:p>304</text:p>
          </table:table-cell>
          <table:table-cell table:formula="of:=SUM([.AN9];[.BB9])" office:value-type="float" office:value="333" calcext:value-type="float">
            <text:p>333</text:p>
          </table:table-cell>
          <table:table-cell table:formula="of:=SUM([.AP9:.AU9];[.AN9])" office:value-type="float" office:value="635" calcext:value-type="float">
            <text:p>635</text:p>
          </table:table-cell>
          <table:table-cell table:formula="of:=IF([.AV9]&lt;35; 35 - [.AV9]; &quot;&quot;)">
            <text:p/>
          </table:table-cell>
          <table:table-cell table:formula="of:=IF([.AW9]&lt;35; 35 - [.AW9]; &quot;&quot;)">
            <text:p/>
          </table:table-cell>
          <table:table-cell table:formula="of:=IF([.AX9]&lt;35; 35 - [.AX9]; &quot;&quot;)">
            <text:p/>
          </table:table-cell>
          <table:table-cell table:formula="of:=IF([.AY9]&lt;35; 35 - [.AY9]; &quot;&quot;)" office:value-type="float" office:value="7" calcext:value-type="float">
            <text:p>7</text:p>
          </table:table-cell>
          <table:table-cell table:formula="of:=IF([.AZ9]&lt;35; 35 - [.AZ9]; &quot;&quot;)">
            <text:p/>
          </table:table-cell>
          <table:table-cell table:formula="of:=IF([.BA9]&lt;35; 35 - [.BA9]; &quot;&quot;)">
            <text:p/>
          </table:table-cell>
          <table:table-cell table:formula="of:=SUM([.BE9:.BJ9])" office:value-type="float" office:value="7" calcext:value-type="float">
            <text:p>7</text:p>
          </table:table-cell>
          <table:table-cell table:formula="of:=COUNTIF([.BE9:.BJ9];&quot;&gt;0&quot;)" office:value-type="float" office:value="1" calcext:value-type="float">
            <text:p>1</text:p>
          </table:table-cell>
          <table:table-cell table:formula="of:=COUNTIF([.BE9:.BJ9]; &quot;&gt;10&quot;)" office:value-type="float" office:value="0" calcext:value-type="float">
            <text:p>0</text:p>
          </table:table-cell>
          <table:table-cell table:formula="of:=[.BC9]/6.5" office:value-type="float" office:value="51.2307692307692" calcext:value-type="float">
            <text:p>51.23</text:p>
          </table:table-cell>
          <table:table-cell table:formula="of:=IF(OR([.BL9] &gt; 3;[.BM9] &gt; 0;[.BK9] &gt; 15);&quot;FAIL&quot;;IF(AND([.BL9]&gt;0;[.BL9]&lt;4);&quot;PROMOTED&quot;;IF([.BN9]&lt;35;&quot;FAIL&quot;;IF([.BN9]&lt;45;&quot;PASS CLASS&quot;;IF([.BN9]&lt;60;&quot;SECOND CLASS&quot;;IF([.BN9]&lt;75;&quot;FIRST CLASS&quot;;&quot;DISTINCTION&quot;))))))" office:value-type="string" office:string-value="PROMOTED" calcext:value-type="string">
            <text:p>PROMOTED</text:p>
          </table:table-cell>
          <table:table-cell table:formula="of:=IF(OR([.BO9]=&quot;FAIL&quot;; [.BO9]=&quot;PROMOTED&quot;);&quot;-----&quot;;[.BN9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adir Iqbal Hussai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SUM([.G10];[.H10])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SUM([.M10];[.N10])"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SUM([.S10];[.T10])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SUM([.Y10];[.Z10])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AE10];[.AF10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[.AK10];[.AL10])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SUM([.D10:.H10])" office:value-type="float" office:value="66" calcext:value-type="float">
            <text:p>66</text:p>
          </table:table-cell>
          <table:table-cell table:formula="of:=SUM([.J10:.N10])" office:value-type="float" office:value="130" calcext:value-type="float">
            <text:p>130</text:p>
          </table:table-cell>
          <table:table-cell table:formula="of:=SUM([.P10:.T10])" office:value-type="float" office:value="66" calcext:value-type="float">
            <text:p>66</text:p>
          </table:table-cell>
          <table:table-cell table:formula="of:=SUM([.V10:.Z10])" office:value-type="float" office:value="129" calcext:value-type="float">
            <text:p>129</text:p>
          </table:table-cell>
          <table:table-cell table:formula="of:=+SUM([.AB10:.AF10])" office:value-type="float" office:value="47" calcext:value-type="float">
            <text:p>47</text:p>
          </table:table-cell>
          <table:table-cell table:formula="of:=+SUM([.AH10:.AL10])" office:value-type="float" office:value="86" calcext:value-type="float">
            <text:p>86</text:p>
          </table:table-cell>
          <table:table-cell table:formula="of:=CEILING([.AP10]/2; 1)" office:value-type="float" office:value="33" calcext:value-type="float">
            <text:p>33</text:p>
          </table:table-cell>
          <table:table-cell table:formula="of:=CEILING([.AQ10]/2; 1)" office:value-type="float" office:value="65" calcext:value-type="float">
            <text:p>65</text:p>
          </table:table-cell>
          <table:table-cell table:formula="of:=CEILING([.AR10]/2; 1)" office:value-type="float" office:value="33" calcext:value-type="float">
            <text:p>33</text:p>
          </table:table-cell>
          <table:table-cell table:formula="of:=CEILING([.AS10]/2; 1)" office:value-type="float" office:value="65" calcext:value-type="float">
            <text:p>65</text:p>
          </table:table-cell>
          <table:table-cell table:formula="of:=CEILING([.AT10]/2; 1)" office:value-type="float" office:value="24" calcext:value-type="float">
            <text:p>24</text:p>
          </table:table-cell>
          <table:table-cell table:formula="of:=CEILING([.AU10]/2; 1)" office:value-type="float" office:value="43" calcext:value-type="float">
            <text:p>43</text:p>
          </table:table-cell>
          <table:table-cell table:formula="of:=SUM([.AV10:.BA10])" office:value-type="float" office:value="263" calcext:value-type="float">
            <text:p>263</text:p>
          </table:table-cell>
          <table:table-cell table:formula="of:=SUM([.AN10];[.BB10])" office:value-type="float" office:value="291" calcext:value-type="float">
            <text:p>291</text:p>
          </table:table-cell>
          <table:table-cell table:formula="of:=SUM([.AP10:.AU10];[.AN10])" office:value-type="float" office:value="552" calcext:value-type="float">
            <text:p>552</text:p>
          </table:table-cell>
          <table:table-cell table:formula="of:=IF([.AV10]&lt;35; 35 - [.AV10]; &quot;&quot;)" office:value-type="float" office:value="2" calcext:value-type="float">
            <text:p>2</text:p>
          </table:table-cell>
          <table:table-cell table:formula="of:=IF([.AW10]&lt;35; 35 - [.AW10]; &quot;&quot;)">
            <text:p/>
          </table:table-cell>
          <table:table-cell table:formula="of:=IF([.AX10]&lt;35; 35 - [.AX10]; &quot;&quot;)" office:value-type="float" office:value="2" calcext:value-type="float">
            <text:p>2</text:p>
          </table:table-cell>
          <table:table-cell table:formula="of:=IF([.AY10]&lt;35; 35 - [.AY10]; &quot;&quot;)">
            <text:p/>
          </table:table-cell>
          <table:table-cell table:formula="of:=IF([.AZ10]&lt;35; 35 - [.AZ10]; &quot;&quot;)" office:value-type="float" office:value="11" calcext:value-type="float">
            <text:p>11</text:p>
          </table:table-cell>
          <table:table-cell table:formula="of:=IF([.BA10]&lt;35; 35 - [.BA10]; &quot;&quot;)">
            <text:p/>
          </table:table-cell>
          <table:table-cell table:formula="of:=SUM([.BE10:.BJ10])" office:value-type="float" office:value="15" calcext:value-type="float">
            <text:p>15</text:p>
          </table:table-cell>
          <table:table-cell table:formula="of:=COUNTIF([.BE10:.BJ10];&quot;&gt;0&quot;)" office:value-type="float" office:value="3" calcext:value-type="float">
            <text:p>3</text:p>
          </table:table-cell>
          <table:table-cell table:formula="of:=COUNTIF([.BE10:.BJ10]; &quot;&gt;10&quot;)" office:value-type="float" office:value="1" calcext:value-type="float">
            <text:p>1</text:p>
          </table:table-cell>
          <table:table-cell table:formula="of:=[.BC10]/6.5" office:value-type="float" office:value="44.7692307692308" calcext:value-type="float">
            <text:p>44.77</text:p>
          </table:table-cell>
          <table:table-cell table:formula="of:=IF(OR([.BL10] &gt; 3;[.BM10] &gt; 0;[.BK10] &gt; 15);&quot;FAIL&quot;;IF(AND([.BL10]&gt;0;[.BL10]&lt;4);&quot;PROMOTED&quot;;IF([.BN10]&lt;35;&quot;FAIL&quot;;IF([.BN10]&lt;45;&quot;PASS CLASS&quot;;IF([.BN10]&lt;60;&quot;SECOND CLASS&quot;;IF([.BN10]&lt;75;&quot;FIRST CLASS&quot;;&quot;DISTINCTION&quot;))))))" office:value-type="string" office:string-value="FAIL" calcext:value-type="string">
            <text:p>FAIL</text:p>
          </table:table-cell>
          <table:table-cell table:formula="of:=IF(OR([.BO10]=&quot;FAIL&quot;; [.BO10]=&quot;PROMOTED&quot;);&quot;-----&quot;;[.BN10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jeev Malhotra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formula="of:=SUM([.G11];[.H11])"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M11];[.N11])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formula="of:=SUM([.S11];[.T11])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SUM([.Y11];[.Z11])"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formula="of:=SUM([.AE11];[.AF11])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formula="of:=SUM([.AK11];[.AL11])"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SUM([.D11:.H11])" office:value-type="float" office:value="139" calcext:value-type="float">
            <text:p>139</text:p>
          </table:table-cell>
          <table:table-cell table:formula="of:=SUM([.J11:.N11])" office:value-type="float" office:value="115" calcext:value-type="float">
            <text:p>115</text:p>
          </table:table-cell>
          <table:table-cell table:formula="of:=SUM([.P11:.T11])" office:value-type="float" office:value="179" calcext:value-type="float">
            <text:p>179</text:p>
          </table:table-cell>
          <table:table-cell table:formula="of:=SUM([.V11:.Z11])" office:value-type="float" office:value="115" calcext:value-type="float">
            <text:p>115</text:p>
          </table:table-cell>
          <table:table-cell table:formula="of:=+SUM([.AB11:.AF11])" office:value-type="float" office:value="190" calcext:value-type="float">
            <text:p>190</text:p>
          </table:table-cell>
          <table:table-cell table:formula="of:=+SUM([.AH11:.AL11])" office:value-type="float" office:value="171" calcext:value-type="float">
            <text:p>171</text:p>
          </table:table-cell>
          <table:table-cell table:formula="of:=CEILING([.AP11]/2; 1)" office:value-type="float" office:value="70" calcext:value-type="float">
            <text:p>70</text:p>
          </table:table-cell>
          <table:table-cell table:formula="of:=CEILING([.AQ11]/2; 1)" office:value-type="float" office:value="58" calcext:value-type="float">
            <text:p>58</text:p>
          </table:table-cell>
          <table:table-cell table:formula="of:=CEILING([.AR11]/2; 1)" office:value-type="float" office:value="90" calcext:value-type="float">
            <text:p>90</text:p>
          </table:table-cell>
          <table:table-cell table:formula="of:=CEILING([.AS11]/2; 1)" office:value-type="float" office:value="58" calcext:value-type="float">
            <text:p>58</text:p>
          </table:table-cell>
          <table:table-cell table:formula="of:=CEILING([.AT11]/2; 1)" office:value-type="float" office:value="95" calcext:value-type="float">
            <text:p>95</text:p>
          </table:table-cell>
          <table:table-cell table:formula="of:=CEILING([.AU11]/2; 1)" office:value-type="float" office:value="86" calcext:value-type="float">
            <text:p>86</text:p>
          </table:table-cell>
          <table:table-cell table:formula="of:=SUM([.AV11:.BA11])" office:value-type="float" office:value="457" calcext:value-type="float">
            <text:p>457</text:p>
          </table:table-cell>
          <table:table-cell table:formula="of:=SUM([.AN11];[.BB11])" office:value-type="float" office:value="504" calcext:value-type="float">
            <text:p>504</text:p>
          </table:table-cell>
          <table:table-cell table:formula="of:=SUM([.AP11:.AU11];[.AN11])" office:value-type="float" office:value="956" calcext:value-type="float">
            <text:p>956</text:p>
          </table:table-cell>
          <table:table-cell table:formula="of:=IF([.AV11]&lt;35; 35 - [.AV11]; &quot;&quot;)">
            <text:p/>
          </table:table-cell>
          <table:table-cell table:formula="of:=IF([.AW11]&lt;35; 35 - [.AW11]; &quot;&quot;)">
            <text:p/>
          </table:table-cell>
          <table:table-cell table:formula="of:=IF([.AX11]&lt;35; 35 - [.AX11]; &quot;&quot;)">
            <text:p/>
          </table:table-cell>
          <table:table-cell table:formula="of:=IF([.AY11]&lt;35; 35 - [.AY11]; &quot;&quot;)">
            <text:p/>
          </table:table-cell>
          <table:table-cell table:formula="of:=IF([.AZ11]&lt;35; 35 - [.AZ11]; &quot;&quot;)">
            <text:p/>
          </table:table-cell>
          <table:table-cell table:formula="of:=IF([.BA11]&lt;35; 35 - [.BA11]; &quot;&quot;)">
            <text:p/>
          </table:table-cell>
          <table:table-cell table:formula="of:=SUM([.BE11:.BJ11])" office:value-type="float" office:value="0" calcext:value-type="float">
            <text:p>0</text:p>
          </table:table-cell>
          <table:table-cell table:formula="of:=COUNTIF([.BE11:.BJ11];&quot;&gt;0&quot;)" office:value-type="float" office:value="0" calcext:value-type="float">
            <text:p>0</text:p>
          </table:table-cell>
          <table:table-cell table:formula="of:=COUNTIF([.BE11:.BJ11]; &quot;&gt;10&quot;)" office:value-type="float" office:value="0" calcext:value-type="float">
            <text:p>0</text:p>
          </table:table-cell>
          <table:table-cell table:formula="of:=[.BC11]/6.5" office:value-type="float" office:value="77.5384615384615" calcext:value-type="float">
            <text:p>77.54</text:p>
          </table:table-cell>
          <table:table-cell table:formula="of:=IF(OR([.BL11] &gt; 3;[.BM11] &gt; 0;[.BK11] &gt; 15);&quot;FAIL&quot;;IF(AND([.BL11]&gt;0;[.BL11]&lt;4);&quot;PROMOTED&quot;;IF([.BN11]&lt;35;&quot;FAIL&quot;;IF([.BN11]&lt;45;&quot;PASS CLASS&quot;;IF([.BN11]&lt;60;&quot;SECOND CLASS&quot;;IF([.BN11]&lt;75;&quot;FIRST CLASS&quot;;&quot;DISTINCTION&quot;))))))" office:value-type="string" office:string-value="DISTINCTION" calcext:value-type="string">
            <text:p>DISTINCTION</text:p>
          </table:table-cell>
          <table:table-cell table:formula="of:=IF(OR([.BO11]=&quot;FAIL&quot;; [.BO11]=&quot;PROMOTED&quot;);&quot;-----&quot;;[.BN11] )" office:value-type="float" office:value="77.5384615384615" calcext:value-type="float">
            <text:p>77.54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wathi G. Mohit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G12];[.H12])"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M12];[.N12])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SUM([.S12];[.T12]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Y12];[.Z1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SUM([.AE12];[.AF12])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SUM([.AK12];[.AL12])"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D12:.H12])" office:value-type="float" office:value="86" calcext:value-type="float">
            <text:p>86</text:p>
          </table:table-cell>
          <table:table-cell table:formula="of:=SUM([.J12:.N12])" office:value-type="float" office:value="92" calcext:value-type="float">
            <text:p>92</text:p>
          </table:table-cell>
          <table:table-cell table:formula="of:=SUM([.P12:.T12])" office:value-type="float" office:value="109" calcext:value-type="float">
            <text:p>109</text:p>
          </table:table-cell>
          <table:table-cell table:formula="of:=SUM([.V12:.Z12])" office:value-type="float" office:value="46" calcext:value-type="float">
            <text:p>46</text:p>
          </table:table-cell>
          <table:table-cell table:formula="of:=+SUM([.AB12:.AF12])" office:value-type="float" office:value="83" calcext:value-type="float">
            <text:p>83</text:p>
          </table:table-cell>
          <table:table-cell table:formula="of:=+SUM([.AH12:.AL12])" office:value-type="float" office:value="112" calcext:value-type="float">
            <text:p>112</text:p>
          </table:table-cell>
          <table:table-cell table:formula="of:=CEILING([.AP12]/2; 1)" office:value-type="float" office:value="43" calcext:value-type="float">
            <text:p>43</text:p>
          </table:table-cell>
          <table:table-cell table:formula="of:=CEILING([.AQ12]/2; 1)" office:value-type="float" office:value="46" calcext:value-type="float">
            <text:p>46</text:p>
          </table:table-cell>
          <table:table-cell table:formula="of:=CEILING([.AR12]/2; 1)" office:value-type="float" office:value="55" calcext:value-type="float">
            <text:p>55</text:p>
          </table:table-cell>
          <table:table-cell table:formula="of:=CEILING([.AS12]/2; 1)" office:value-type="float" office:value="23" calcext:value-type="float">
            <text:p>23</text:p>
          </table:table-cell>
          <table:table-cell table:formula="of:=CEILING([.AT12]/2; 1)" office:value-type="float" office:value="42" calcext:value-type="float">
            <text:p>42</text:p>
          </table:table-cell>
          <table:table-cell table:formula="of:=CEILING([.AU12]/2; 1)" office:value-type="float" office:value="56" calcext:value-type="float">
            <text:p>56</text:p>
          </table:table-cell>
          <table:table-cell table:formula="of:=SUM([.AV12:.BA12])" office:value-type="float" office:value="265" calcext:value-type="float">
            <text:p>265</text:p>
          </table:table-cell>
          <table:table-cell table:formula="of:=SUM([.AN12];[.BB12])" office:value-type="float" office:value="288" calcext:value-type="float">
            <text:p>288</text:p>
          </table:table-cell>
          <table:table-cell table:formula="of:=SUM([.AP12:.AU12];[.AN12])" office:value-type="float" office:value="551" calcext:value-type="float">
            <text:p>551</text:p>
          </table:table-cell>
          <table:table-cell table:formula="of:=IF([.AV12]&lt;35; 35 - [.AV12]; &quot;&quot;)">
            <text:p/>
          </table:table-cell>
          <table:table-cell table:formula="of:=IF([.AW12]&lt;35; 35 - [.AW12]; &quot;&quot;)">
            <text:p/>
          </table:table-cell>
          <table:table-cell table:formula="of:=IF([.AX12]&lt;35; 35 - [.AX12]; &quot;&quot;)">
            <text:p/>
          </table:table-cell>
          <table:table-cell table:formula="of:=IF([.AY12]&lt;35; 35 - [.AY12]; &quot;&quot;)" office:value-type="float" office:value="12" calcext:value-type="float">
            <text:p>12</text:p>
          </table:table-cell>
          <table:table-cell table:formula="of:=IF([.AZ12]&lt;35; 35 - [.AZ12]; &quot;&quot;)">
            <text:p/>
          </table:table-cell>
          <table:table-cell table:formula="of:=IF([.BA12]&lt;35; 35 - [.BA12]; &quot;&quot;)">
            <text:p/>
          </table:table-cell>
          <table:table-cell table:formula="of:=SUM([.BE12:.BJ12])" office:value-type="float" office:value="12" calcext:value-type="float">
            <text:p>12</text:p>
          </table:table-cell>
          <table:table-cell table:formula="of:=COUNTIF([.BE12:.BJ12];&quot;&gt;0&quot;)" office:value-type="float" office:value="1" calcext:value-type="float">
            <text:p>1</text:p>
          </table:table-cell>
          <table:table-cell table:formula="of:=COUNTIF([.BE12:.BJ12]; &quot;&gt;10&quot;)" office:value-type="float" office:value="1" calcext:value-type="float">
            <text:p>1</text:p>
          </table:table-cell>
          <table:table-cell table:formula="of:=[.BC12]/6.5" office:value-type="float" office:value="44.3076923076923" calcext:value-type="float">
            <text:p>44.31</text:p>
          </table:table-cell>
          <table:table-cell table:formula="of:=IF(OR([.BL12] &gt; 3;[.BM12] &gt; 0;[.BK12] &gt; 15);&quot;FAIL&quot;;IF(AND([.BL12]&gt;0;[.BL12]&lt;4);&quot;PROMOTED&quot;;IF([.BN12]&lt;35;&quot;FAIL&quot;;IF([.BN12]&lt;45;&quot;PASS CLASS&quot;;IF([.BN12]&lt;60;&quot;SECOND CLASS&quot;;IF([.BN12]&lt;75;&quot;FIRST CLASS&quot;;&quot;DISTINCTION&quot;))))))" office:value-type="string" office:string-value="FAIL" calcext:value-type="string">
            <text:p>FAIL</text:p>
          </table:table-cell>
          <table:table-cell table:formula="of:=IF(OR([.BO12]=&quot;FAIL&quot;; [.BO12]=&quot;PROMOTED&quot;);&quot;-----&quot;;[.BN12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sleema Banu S.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G13];[.H13])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SUM([.M13];[.N13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SUM([.S13];[.T13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SUM([.Y13];[.Z13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SUM([.AE13];[.AF13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SUM([.AK13];[.AL13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SUM([.D13:.H13])" office:value-type="float" office:value="87" calcext:value-type="float">
            <text:p>87</text:p>
          </table:table-cell>
          <table:table-cell table:formula="of:=SUM([.J13:.N13])" office:value-type="float" office:value="63" calcext:value-type="float">
            <text:p>63</text:p>
          </table:table-cell>
          <table:table-cell table:formula="of:=SUM([.P13:.T13])" office:value-type="float" office:value="65" calcext:value-type="float">
            <text:p>65</text:p>
          </table:table-cell>
          <table:table-cell table:formula="of:=SUM([.V13:.Z13])" office:value-type="float" office:value="60" calcext:value-type="float">
            <text:p>60</text:p>
          </table:table-cell>
          <table:table-cell table:formula="of:=+SUM([.AB13:.AF13])" office:value-type="float" office:value="60" calcext:value-type="float">
            <text:p>60</text:p>
          </table:table-cell>
          <table:table-cell table:formula="of:=+SUM([.AH13:.AL13])" office:value-type="float" office:value="72" calcext:value-type="float">
            <text:p>72</text:p>
          </table:table-cell>
          <table:table-cell table:formula="of:=CEILING([.AP13]/2; 1)" office:value-type="float" office:value="44" calcext:value-type="float">
            <text:p>44</text:p>
          </table:table-cell>
          <table:table-cell table:formula="of:=CEILING([.AQ13]/2; 1)" office:value-type="float" office:value="32" calcext:value-type="float">
            <text:p>32</text:p>
          </table:table-cell>
          <table:table-cell table:formula="of:=CEILING([.AR13]/2; 1)" office:value-type="float" office:value="33" calcext:value-type="float">
            <text:p>33</text:p>
          </table:table-cell>
          <table:table-cell table:formula="of:=CEILING([.AS13]/2; 1)" office:value-type="float" office:value="30" calcext:value-type="float">
            <text:p>30</text:p>
          </table:table-cell>
          <table:table-cell table:formula="of:=CEILING([.AT13]/2; 1)" office:value-type="float" office:value="30" calcext:value-type="float">
            <text:p>30</text:p>
          </table:table-cell>
          <table:table-cell table:formula="of:=CEILING([.AU13]/2; 1)" office:value-type="float" office:value="36" calcext:value-type="float">
            <text:p>36</text:p>
          </table:table-cell>
          <table:table-cell table:formula="of:=SUM([.AV13:.BA13])" office:value-type="float" office:value="205" calcext:value-type="float">
            <text:p>205</text:p>
          </table:table-cell>
          <table:table-cell table:formula="of:=SUM([.AN13];[.BB13])" office:value-type="float" office:value="225" calcext:value-type="float">
            <text:p>225</text:p>
          </table:table-cell>
          <table:table-cell table:formula="of:=SUM([.AP13:.AU13];[.AN13])" office:value-type="float" office:value="427" calcext:value-type="float">
            <text:p>427</text:p>
          </table:table-cell>
          <table:table-cell table:formula="of:=IF([.AV13]&lt;35; 35 - [.AV13]; &quot;&quot;)">
            <text:p/>
          </table:table-cell>
          <table:table-cell table:formula="of:=IF([.AW13]&lt;35; 35 - [.AW13]; &quot;&quot;)" office:value-type="float" office:value="3" calcext:value-type="float">
            <text:p>3</text:p>
          </table:table-cell>
          <table:table-cell table:formula="of:=IF([.AX13]&lt;35; 35 - [.AX13]; &quot;&quot;)" office:value-type="float" office:value="2" calcext:value-type="float">
            <text:p>2</text:p>
          </table:table-cell>
          <table:table-cell table:formula="of:=IF([.AY13]&lt;35; 35 - [.AY13]; &quot;&quot;)" office:value-type="float" office:value="5" calcext:value-type="float">
            <text:p>5</text:p>
          </table:table-cell>
          <table:table-cell table:formula="of:=IF([.AZ13]&lt;35; 35 - [.AZ13]; &quot;&quot;)" office:value-type="float" office:value="5" calcext:value-type="float">
            <text:p>5</text:p>
          </table:table-cell>
          <table:table-cell table:formula="of:=IF([.BA13]&lt;35; 35 - [.BA13]; &quot;&quot;)">
            <text:p/>
          </table:table-cell>
          <table:table-cell table:formula="of:=SUM([.BE13:.BJ13])" office:value-type="float" office:value="15" calcext:value-type="float">
            <text:p>15</text:p>
          </table:table-cell>
          <table:table-cell table:formula="of:=COUNTIF([.BE13:.BJ13];&quot;&gt;0&quot;)" office:value-type="float" office:value="4" calcext:value-type="float">
            <text:p>4</text:p>
          </table:table-cell>
          <table:table-cell table:formula="of:=COUNTIF([.BE13:.BJ13]; &quot;&gt;10&quot;)" office:value-type="float" office:value="0" calcext:value-type="float">
            <text:p>0</text:p>
          </table:table-cell>
          <table:table-cell table:formula="of:=[.BC13]/6.5" office:value-type="float" office:value="34.6153846153846" calcext:value-type="float">
            <text:p>34.62</text:p>
          </table:table-cell>
          <table:table-cell table:formula="of:=IF(OR([.BL13] &gt; 3;[.BM13] &gt; 0;[.BK13] &gt; 15);&quot;FAIL&quot;;IF(AND([.BL13]&gt;0;[.BL13]&lt;4);&quot;PROMOTED&quot;;IF([.BN13]&lt;35;&quot;FAIL&quot;;IF([.BN13]&lt;45;&quot;PASS CLASS&quot;;IF([.BN13]&lt;60;&quot;SECOND CLASS&quot;;IF([.BN13]&lt;75;&quot;FIRST CLASS&quot;;&quot;DISTINCTION&quot;))))))" office:value-type="string" office:string-value="FAIL" calcext:value-type="string">
            <text:p>FAIL</text:p>
          </table:table-cell>
          <table:table-cell table:formula="of:=IF(OR([.BO13]=&quot;FAIL&quot;; [.BO13]=&quot;PROMOTED&quot;);&quot;-----&quot;;[.BN13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tkarsha B. Kamath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SUM([.G14];[.H14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formula="of:=SUM([.M14];[.N14])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SUM([.S14];[.T14])"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formula="of:=SUM([.Y14];[.Z14])"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AE14];[.AF14])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SUM([.AK14];[.AL14])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SUM([.D14:.H14])" office:value-type="float" office:value="60" calcext:value-type="float">
            <text:p>60</text:p>
          </table:table-cell>
          <table:table-cell table:formula="of:=SUM([.J14:.N14])" office:value-type="float" office:value="134" calcext:value-type="float">
            <text:p>134</text:p>
          </table:table-cell>
          <table:table-cell table:formula="of:=SUM([.P14:.T14])" office:value-type="float" office:value="176" calcext:value-type="float">
            <text:p>176</text:p>
          </table:table-cell>
          <table:table-cell table:formula="of:=SUM([.V14:.Z14])" office:value-type="float" office:value="172" calcext:value-type="float">
            <text:p>172</text:p>
          </table:table-cell>
          <table:table-cell table:formula="of:=+SUM([.AB14:.AF14])" office:value-type="float" office:value="137" calcext:value-type="float">
            <text:p>137</text:p>
          </table:table-cell>
          <table:table-cell table:formula="of:=+SUM([.AH14:.AL14])" office:value-type="float" office:value="62" calcext:value-type="float">
            <text:p>62</text:p>
          </table:table-cell>
          <table:table-cell table:formula="of:=CEILING([.AP14]/2; 1)" office:value-type="float" office:value="30" calcext:value-type="float">
            <text:p>30</text:p>
          </table:table-cell>
          <table:table-cell table:formula="of:=CEILING([.AQ14]/2; 1)" office:value-type="float" office:value="67" calcext:value-type="float">
            <text:p>67</text:p>
          </table:table-cell>
          <table:table-cell table:formula="of:=CEILING([.AR14]/2; 1)" office:value-type="float" office:value="88" calcext:value-type="float">
            <text:p>88</text:p>
          </table:table-cell>
          <table:table-cell table:formula="of:=CEILING([.AS14]/2; 1)" office:value-type="float" office:value="86" calcext:value-type="float">
            <text:p>86</text:p>
          </table:table-cell>
          <table:table-cell table:formula="of:=CEILING([.AT14]/2; 1)" office:value-type="float" office:value="69" calcext:value-type="float">
            <text:p>69</text:p>
          </table:table-cell>
          <table:table-cell table:formula="of:=CEILING([.AU14]/2; 1)" office:value-type="float" office:value="31" calcext:value-type="float">
            <text:p>31</text:p>
          </table:table-cell>
          <table:table-cell table:formula="of:=SUM([.AV14:.BA14])" office:value-type="float" office:value="371" calcext:value-type="float">
            <text:p>371</text:p>
          </table:table-cell>
          <table:table-cell table:formula="of:=SUM([.AN14];[.BB14])" office:value-type="float" office:value="402" calcext:value-type="float">
            <text:p>402</text:p>
          </table:table-cell>
          <table:table-cell table:formula="of:=SUM([.AP14:.AU14];[.AN14])" office:value-type="float" office:value="772" calcext:value-type="float">
            <text:p>772</text:p>
          </table:table-cell>
          <table:table-cell table:formula="of:=IF([.AV14]&lt;35; 35 - [.AV14]; &quot;&quot;)" office:value-type="float" office:value="5" calcext:value-type="float">
            <text:p>5</text:p>
          </table:table-cell>
          <table:table-cell table:formula="of:=IF([.AW14]&lt;35; 35 - [.AW14]; &quot;&quot;)">
            <text:p/>
          </table:table-cell>
          <table:table-cell table:formula="of:=IF([.AX14]&lt;35; 35 - [.AX14]; &quot;&quot;)">
            <text:p/>
          </table:table-cell>
          <table:table-cell table:formula="of:=IF([.AY14]&lt;35; 35 - [.AY14]; &quot;&quot;)">
            <text:p/>
          </table:table-cell>
          <table:table-cell table:formula="of:=IF([.AZ14]&lt;35; 35 - [.AZ14]; &quot;&quot;)">
            <text:p/>
          </table:table-cell>
          <table:table-cell table:formula="of:=IF([.BA14]&lt;35; 35 - [.BA14]; &quot;&quot;)" office:value-type="float" office:value="4" calcext:value-type="float">
            <text:p>4</text:p>
          </table:table-cell>
          <table:table-cell table:formula="of:=SUM([.BE14:.BJ14])" office:value-type="float" office:value="9" calcext:value-type="float">
            <text:p>9</text:p>
          </table:table-cell>
          <table:table-cell table:formula="of:=COUNTIF([.BE14:.BJ14];&quot;&gt;0&quot;)" office:value-type="float" office:value="2" calcext:value-type="float">
            <text:p>2</text:p>
          </table:table-cell>
          <table:table-cell table:formula="of:=COUNTIF([.BE14:.BJ14]; &quot;&gt;10&quot;)" office:value-type="float" office:value="0" calcext:value-type="float">
            <text:p>0</text:p>
          </table:table-cell>
          <table:table-cell table:formula="of:=[.BC14]/6.5" office:value-type="float" office:value="61.8461538461539" calcext:value-type="float">
            <text:p>61.85</text:p>
          </table:table-cell>
          <table:table-cell table:formula="of:=IF(OR([.BL14] &gt; 3;[.BM14] &gt; 0;[.BK14] &gt; 15);&quot;FAIL&quot;;IF(AND([.BL14]&gt;0;[.BL14]&lt;4);&quot;PROMOTED&quot;;IF([.BN14]&lt;35;&quot;FAIL&quot;;IF([.BN14]&lt;45;&quot;PASS CLASS&quot;;IF([.BN14]&lt;60;&quot;SECOND CLASS&quot;;IF([.BN14]&lt;75;&quot;FIRST CLASS&quot;;&quot;DISTINCTION&quot;))))))" office:value-type="string" office:string-value="PROMOTED" calcext:value-type="string">
            <text:p>PROMOTED</text:p>
          </table:table-cell>
          <table:table-cell table:formula="of:=IF(OR([.BO14]=&quot;FAIL&quot;; [.BO14]=&quot;PROMOTED&quot;);&quot;-----&quot;;[.BN14] )" office:value-type="string" office:string-value="-----" calcext:value-type="string">
            <text:p>-----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nkatesh G. R.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G15];[.H15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M15];[.N15])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SUM([.S15];[.T15])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SUM([.Y15];[.Z15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SUM([.AE15];[.AF15])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SUM([.AK15];[.AL15])"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SUM([.D15:.H15])" office:value-type="float" office:value="89" calcext:value-type="float">
            <text:p>89</text:p>
          </table:table-cell>
          <table:table-cell table:formula="of:=SUM([.J15:.N15])" office:value-type="float" office:value="88" calcext:value-type="float">
            <text:p>88</text:p>
          </table:table-cell>
          <table:table-cell table:formula="of:=SUM([.P15:.T15])" office:value-type="float" office:value="89" calcext:value-type="float">
            <text:p>89</text:p>
          </table:table-cell>
          <table:table-cell table:formula="of:=SUM([.V15:.Z15])" office:value-type="float" office:value="86" calcext:value-type="float">
            <text:p>86</text:p>
          </table:table-cell>
          <table:table-cell table:formula="of:=+SUM([.AB15:.AF15])" office:value-type="float" office:value="84" calcext:value-type="float">
            <text:p>84</text:p>
          </table:table-cell>
          <table:table-cell table:formula="of:=+SUM([.AH15:.AL15])" office:value-type="float" office:value="84" calcext:value-type="float">
            <text:p>84</text:p>
          </table:table-cell>
          <table:table-cell table:formula="of:=CEILING([.AP15]/2; 1)" office:value-type="float" office:value="45" calcext:value-type="float">
            <text:p>45</text:p>
          </table:table-cell>
          <table:table-cell table:formula="of:=CEILING([.AQ15]/2; 1)" office:value-type="float" office:value="44" calcext:value-type="float">
            <text:p>44</text:p>
          </table:table-cell>
          <table:table-cell table:formula="of:=CEILING([.AR15]/2; 1)" office:value-type="float" office:value="45" calcext:value-type="float">
            <text:p>45</text:p>
          </table:table-cell>
          <table:table-cell table:formula="of:=CEILING([.AS15]/2; 1)" office:value-type="float" office:value="43" calcext:value-type="float">
            <text:p>43</text:p>
          </table:table-cell>
          <table:table-cell table:formula="of:=CEILING([.AT15]/2; 1)" office:value-type="float" office:value="42" calcext:value-type="float">
            <text:p>42</text:p>
          </table:table-cell>
          <table:table-cell table:formula="of:=CEILING([.AU15]/2; 1)" office:value-type="float" office:value="42" calcext:value-type="float">
            <text:p>42</text:p>
          </table:table-cell>
          <table:table-cell table:formula="of:=SUM([.AV15:.BA15])" office:value-type="float" office:value="261" calcext:value-type="float">
            <text:p>261</text:p>
          </table:table-cell>
          <table:table-cell table:formula="of:=SUM([.AN15];[.BB15])" office:value-type="float" office:value="284" calcext:value-type="float">
            <text:p>284</text:p>
          </table:table-cell>
          <table:table-cell table:formula="of:=SUM([.AP15:.AU15];[.AN15])" office:value-type="float" office:value="543" calcext:value-type="float">
            <text:p>543</text:p>
          </table:table-cell>
          <table:table-cell table:formula="of:=IF([.AV15]&lt;35; 35 - [.AV15]; &quot;&quot;)">
            <text:p/>
          </table:table-cell>
          <table:table-cell table:formula="of:=IF([.AW15]&lt;35; 35 - [.AW15]; &quot;&quot;)">
            <text:p/>
          </table:table-cell>
          <table:table-cell table:formula="of:=IF([.AX15]&lt;35; 35 - [.AX15]; &quot;&quot;)">
            <text:p/>
          </table:table-cell>
          <table:table-cell table:formula="of:=IF([.AY15]&lt;35; 35 - [.AY15]; &quot;&quot;)">
            <text:p/>
          </table:table-cell>
          <table:table-cell table:formula="of:=IF([.AZ15]&lt;35; 35 - [.AZ15]; &quot;&quot;)">
            <text:p/>
          </table:table-cell>
          <table:table-cell table:formula="of:=IF([.BA15]&lt;35; 35 - [.BA15]; &quot;&quot;)">
            <text:p/>
          </table:table-cell>
          <table:table-cell table:formula="of:=SUM([.BE15:.BJ15])" office:value-type="float" office:value="0" calcext:value-type="float">
            <text:p>0</text:p>
          </table:table-cell>
          <table:table-cell table:formula="of:=COUNTIF([.BE15:.BJ15];&quot;&gt;0&quot;)" office:value-type="float" office:value="0" calcext:value-type="float">
            <text:p>0</text:p>
          </table:table-cell>
          <table:table-cell table:formula="of:=COUNTIF([.BE15:.BJ15]; &quot;&gt;10&quot;)" office:value-type="float" office:value="0" calcext:value-type="float">
            <text:p>0</text:p>
          </table:table-cell>
          <table:table-cell table:formula="of:=[.BC15]/6.5" office:value-type="float" office:value="43.6923076923077" calcext:value-type="float">
            <text:p>43.69</text:p>
          </table:table-cell>
          <table:table-cell table:formula="of:=IF(OR([.BL15] &gt; 3;[.BM15] &gt; 0;[.BK15] &gt; 15);&quot;FAIL&quot;;IF(AND([.BL15]&gt;0;[.BL15]&lt;4);&quot;PROMOTED&quot;;IF([.BN15]&lt;35;&quot;FAIL&quot;;IF([.BN15]&lt;45;&quot;PASS CLASS&quot;;IF([.BN15]&lt;60;&quot;SECOND CLASS&quot;;IF([.BN15]&lt;75;&quot;FIRST CLASS&quot;;&quot;DISTINCTION&quot;))))))" office:value-type="string" office:string-value="PASS CLASS" calcext:value-type="string">
            <text:p>PASS CLASS</text:p>
          </table:table-cell>
          <table:table-cell table:formula="of:=IF(OR([.BO15]=&quot;FAIL&quot;; [.BO15]=&quot;PROMOTED&quot;);&quot;-----&quot;;[.BN15] )" office:value-type="float" office:value="43.6923076923077" calcext:value-type="float">
            <text:p>43.69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ash R. Gore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formula="of:=SUM([.G16];[.H16])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formula="of:=SUM([.M16];[.N16])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formula="of:=SUM([.S16];[.T16])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SUM([.Y16];[.Z16])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AE16];[.AF16])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SUM([.AK16];[.AL16])"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SUM([.D16:.H16])" office:value-type="float" office:value="140" calcext:value-type="float">
            <text:p>140</text:p>
          </table:table-cell>
          <table:table-cell table:formula="of:=SUM([.J16:.N16])" office:value-type="float" office:value="144" calcext:value-type="float">
            <text:p>144</text:p>
          </table:table-cell>
          <table:table-cell table:formula="of:=SUM([.P16:.T16])" office:value-type="float" office:value="142" calcext:value-type="float">
            <text:p>142</text:p>
          </table:table-cell>
          <table:table-cell table:formula="of:=SUM([.V16:.Z16])" office:value-type="float" office:value="142" calcext:value-type="float">
            <text:p>142</text:p>
          </table:table-cell>
          <table:table-cell table:formula="of:=+SUM([.AB16:.AF16])" office:value-type="float" office:value="141" calcext:value-type="float">
            <text:p>141</text:p>
          </table:table-cell>
          <table:table-cell table:formula="of:=+SUM([.AH16:.AL16])" office:value-type="float" office:value="139" calcext:value-type="float">
            <text:p>139</text:p>
          </table:table-cell>
          <table:table-cell table:formula="of:=CEILING([.AP16]/2; 1)" office:value-type="float" office:value="70" calcext:value-type="float">
            <text:p>70</text:p>
          </table:table-cell>
          <table:table-cell table:formula="of:=CEILING([.AQ16]/2; 1)" office:value-type="float" office:value="72" calcext:value-type="float">
            <text:p>72</text:p>
          </table:table-cell>
          <table:table-cell table:formula="of:=CEILING([.AR16]/2; 1)" office:value-type="float" office:value="71" calcext:value-type="float">
            <text:p>71</text:p>
          </table:table-cell>
          <table:table-cell table:formula="of:=CEILING([.AS16]/2; 1)" office:value-type="float" office:value="71" calcext:value-type="float">
            <text:p>71</text:p>
          </table:table-cell>
          <table:table-cell table:formula="of:=CEILING([.AT16]/2; 1)" office:value-type="float" office:value="71" calcext:value-type="float">
            <text:p>71</text:p>
          </table:table-cell>
          <table:table-cell table:formula="of:=CEILING([.AU16]/2; 1)" office:value-type="float" office:value="70" calcext:value-type="float">
            <text:p>70</text:p>
          </table:table-cell>
          <table:table-cell table:formula="of:=SUM([.AV16:.BA16])" office:value-type="float" office:value="425" calcext:value-type="float">
            <text:p>425</text:p>
          </table:table-cell>
          <table:table-cell table:formula="of:=SUM([.AN16];[.BB16])" office:value-type="float" office:value="461" calcext:value-type="float">
            <text:p>461</text:p>
          </table:table-cell>
          <table:table-cell table:formula="of:=SUM([.AP16:.AU16];[.AN16])" office:value-type="float" office:value="884" calcext:value-type="float">
            <text:p>884</text:p>
          </table:table-cell>
          <table:table-cell table:formula="of:=IF([.AV16]&lt;35; 35 - [.AV16]; &quot;&quot;)">
            <text:p/>
          </table:table-cell>
          <table:table-cell table:formula="of:=IF([.AW16]&lt;35; 35 - [.AW16]; &quot;&quot;)">
            <text:p/>
          </table:table-cell>
          <table:table-cell table:formula="of:=IF([.AX16]&lt;35; 35 - [.AX16]; &quot;&quot;)">
            <text:p/>
          </table:table-cell>
          <table:table-cell table:formula="of:=IF([.AY16]&lt;35; 35 - [.AY16]; &quot;&quot;)">
            <text:p/>
          </table:table-cell>
          <table:table-cell table:formula="of:=IF([.AZ16]&lt;35; 35 - [.AZ16]; &quot;&quot;)">
            <text:p/>
          </table:table-cell>
          <table:table-cell table:formula="of:=IF([.BA16]&lt;35; 35 - [.BA16]; &quot;&quot;)">
            <text:p/>
          </table:table-cell>
          <table:table-cell table:formula="of:=SUM([.BE16:.BJ16])" office:value-type="float" office:value="0" calcext:value-type="float">
            <text:p>0</text:p>
          </table:table-cell>
          <table:table-cell table:formula="of:=COUNTIF([.BE16:.BJ16];&quot;&gt;0&quot;)" office:value-type="float" office:value="0" calcext:value-type="float">
            <text:p>0</text:p>
          </table:table-cell>
          <table:table-cell table:formula="of:=COUNTIF([.BE16:.BJ16]; &quot;&gt;10&quot;)" office:value-type="float" office:value="0" calcext:value-type="float">
            <text:p>0</text:p>
          </table:table-cell>
          <table:table-cell table:formula="of:=[.BC16]/6.5" office:value-type="float" office:value="70.9230769230769" calcext:value-type="float">
            <text:p>70.92</text:p>
          </table:table-cell>
          <table:table-cell table:formula="of:=IF(OR([.BL16] &gt; 3;[.BM16] &gt; 0;[.BK16] &gt; 15);&quot;FAIL&quot;;IF(AND([.BL16]&gt;0;[.BL16]&lt;4);&quot;PROMOTED&quot;;IF([.BN16]&lt;35;&quot;FAIL&quot;;IF([.BN16]&lt;45;&quot;PASS CLASS&quot;;IF([.BN16]&lt;60;&quot;SECOND CLASS&quot;;IF([.BN16]&lt;75;&quot;FIRST CLASS&quot;;&quot;DISTINCTION&quot;))))))" office:value-type="string" office:string-value="FIRST CLASS" calcext:value-type="string">
            <text:p>FIRST CLASS</text:p>
          </table:table-cell>
          <table:table-cell table:formula="of:=IF(OR([.BO16]=&quot;FAIL&quot;; [.BO16]=&quot;PROMOTED&quot;);&quot;-----&quot;;[.BN16] )" office:value-type="float" office:value="70.9230769230769" calcext:value-type="float">
            <text:p>7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4:08:34.25794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05:38.090236784</meta:creation-date>
    <dc:date>2018-06-25T14:27:46.782590136</dc:date>
    <meta:editing-duration>PT4H25M7S</meta:editing-duration>
    <meta:editing-cycles>35</meta:editing-cycles>
    <meta:generator>LibreOffice/5.1.6.2$Linux_X86_64 LibreOffice_project/10m0$Build-2</meta:generator>
    <meta:document-statistic meta:table-count="1" meta:cell-count="1088" meta:object-count="0"/>
  </office:meta>
</office:document-meta>
</file>